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19in"/>
    </style:style>
    <style:style style:name="co2" style:family="table-column">
      <style:table-column-properties fo:break-before="auto" style:column-width="2.1083in"/>
    </style:style>
    <style:style style:name="co3" style:family="table-column">
      <style:table-column-properties fo:break-before="auto" style:column-width="0.672in"/>
    </style:style>
    <style:style style:name="co4" style:family="table-column">
      <style:table-column-properties fo:break-before="auto" style:column-width="2.2398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8" table:default-cell-style-name="Excel_20_Built-in_20_Normal"/>
        <table:table-column table:style-name="co4" table:default-cell-style-name="Excel_20_Built-in_20_Normal"/>
        <table:table-column table:style-name="co3" table:number-columns-repeated="1013" table:default-cell-style-name="Excel_20_Built-in_20_Normal"/>
        <table:table-row table:style-name="ro1">
          <table:table-cell office:value-type="string">
            <text:p>Positie</text:p>
          </table:table-cell>
          <table:table-cell office:value-type="string">
            <text:p>Naam</text:p>
          </table:table-cell>
          <table:table-cell office:value-type="string">
            <text:p>Actueel</text:p>
          </table:table-cell>
          <table:table-cell office:value-type="string">
            <text:p>Nederlands</text:p>
          </table:table-cell>
          <table:table-cell office:value-type="string">
            <text:p>Geocaching</text:p>
          </table:table-cell>
          <table:table-cell office:value-type="string">
            <text:p>Orgineel</text:p>
          </table:table-cell>
          <table:table-cell office:value-type="string">
            <text:p>Artistiek</text:p>
          </table:table-cell>
          <table:table-cell office:value-type="string">
            <text:p>Totaal</text:p>
          </table:table-cell>
          <table:table-cell table:number-columns-repeated="5"/>
          <table:table-cell office:value-type="string">
            <text:p>Weegfactoren</text:p>
          </table:table-cell>
          <table:table-cell table:number-columns-repeated="1010"/>
        </table:table-row>
        <table:table-row table:style-name="ro2">
          <table:table-cell table:formula="of:=RANK([.H2];[.H$2:.H$99])" office:value-type="float" office:value="23">
            <text:p>23</text:p>
          </table:table-cell>
          <table:table-cell office:value-type="string">
            <text:p>100 Jaar Disney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formula="of:=[.C2]*[.O$2]+[.D2]*[.O$3]+[.E2]*[.O$4]+[.F2]*[.O$5]+[.G2]*[.O$6]+ROW([.H4])*[.O$8]" office:value-type="float" office:value="2184">
            <text:p>2184</text:p>
          </table:table-cell>
          <table:table-cell/>
          <table:table-cell table:formula="of:=ROW()-1" office:value-type="float" office:value="1">
            <text:p>1</text:p>
          </table:table-cell>
          <table:table-cell table:formula="of:=VLOOKUP([.J2];[.A$2:.H$99];2;0)" office:value-type="string" office:string-value="Cachen met droge voeten">
            <text:p>Cachen met droge voeten</text:p>
          </table:table-cell>
          <table:table-cell table:formula="of:=VLOOKUP([.K2];[.B$2:.I$99];7;0)" office:value-type="float" office:value="3877">
            <text:p>3877</text:p>
          </table:table-cell>
          <table:table-cell/>
          <table:table-cell office:value-type="string">
            <text:p>Actueel</text:p>
          </table:table-cell>
          <table:table-cell office:value-type="float" office:value="100">
            <text:p>100</text:p>
          </table:table-cell>
          <table:table-cell table:number-columns-repeated="1009"/>
        </table:table-row>
        <table:table-row table:style-name="ro2">
          <table:table-cell table:formula="of:=RANK([.H3];[.H$2:.H$99])" office:value-type="float" office:value="21">
            <text:p>21</text:p>
          </table:table-cell>
          <table:table-cell office:value-type="string">
            <text:p>Jaar van Konijn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C3]*[.O$2]+[.D3]*[.O$3]+[.E3]*[.O$4]+[.F3]*[.O$5]+[.G3]*[.O$6]+ROW([.H5])*[.O$8]" office:value-type="float" office:value="2545">
            <text:p>2545</text:p>
          </table:table-cell>
          <table:table-cell/>
          <table:table-cell table:formula="of:=ROW()-1" office:value-type="float" office:value="2">
            <text:p>2</text:p>
          </table:table-cell>
          <table:table-cell table:formula="of:=VLOOKUP([.J3];[.A$2:.H$99];2;0)" office:value-type="string" office:string-value="125 Jaar MC Escher">
            <text:p>125 Jaar MC Escher</text:p>
          </table:table-cell>
          <table:table-cell table:formula="of:=VLOOKUP([.K3];[.B$2:.I$99];7;0)" office:value-type="float" office:value="3860">
            <text:p>3860</text:p>
          </table:table-cell>
          <table:table-cell/>
          <table:table-cell office:value-type="string">
            <text:p>Nederland</text:p>
          </table:table-cell>
          <table:table-cell office:value-type="float" office:value="80">
            <text:p>80</text:p>
          </table:table-cell>
          <table:table-cell table:number-columns-repeated="1009"/>
        </table:table-row>
        <table:table-row table:style-name="ro2">
          <table:table-cell table:formula="of:=RANK([.H4];[.H$2:.H$99])" office:value-type="float" office:value="17">
            <text:p>17</text:p>
          </table:table-cell>
          <table:table-cell office:value-type="string">
            <text:p>Watersnoodramp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C4]*[.O$2]+[.D4]*[.O$3]+[.E4]*[.O$4]+[.F4]*[.O$5]+[.G4]*[.O$6]+ROW([.H6])*[.O$8]" office:value-type="float" office:value="2956">
            <text:p>2956</text:p>
          </table:table-cell>
          <table:table-cell/>
          <table:table-cell table:formula="of:=ROW()-1" office:value-type="float" office:value="3">
            <text:p>3</text:p>
          </table:table-cell>
          <table:table-cell table:formula="of:=VLOOKUP([.J4];[.A$2:.H$99];2;0)" office:value-type="string" office:string-value="Louis Couperus">
            <text:p>Louis Couperus</text:p>
          </table:table-cell>
          <table:table-cell table:formula="of:=VLOOKUP([.K4];[.B$2:.I$99];7;0)" office:value-type="float" office:value="3826">
            <text:p>3826</text:p>
          </table:table-cell>
          <table:table-cell/>
          <table:table-cell office:value-type="string">
            <text:p>Geocaching</text:p>
          </table:table-cell>
          <table:table-cell office:value-type="float" office:value="50">
            <text:p>50</text:p>
          </table:table-cell>
          <table:table-cell table:number-columns-repeated="1009"/>
        </table:table-row>
        <table:table-row table:style-name="ro2">
          <table:table-cell table:formula="of:=RANK([.H5];[.H$2:.H$99])" office:value-type="float" office:value="18">
            <text:p>18</text:p>
          </table:table-cell>
          <table:table-cell office:value-type="string">
            <text:p>50 Jaar Europees octrooi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[.C5]*[.O$2]+[.D5]*[.O$3]+[.E5]*[.O$4]+[.F5]*[.O$5]+[.G5]*[.O$6]+ROW([.H7])*[.O$8]" office:value-type="float" office:value="2907">
            <text:p>2907</text:p>
          </table:table-cell>
          <table:table-cell/>
          <table:table-cell table:formula="of:=ROW()-1" office:value-type="float" office:value="4">
            <text:p>4</text:p>
          </table:table-cell>
          <table:table-cell table:formula="of:=VLOOKUP([.J5];[.A$2:.H$99];2;0)" office:value-type="string" office:string-value="Watersnoodramp Vlaggen">
            <text:p>Watersnoodramp Vlaggen</text:p>
          </table:table-cell>
          <table:table-cell table:formula="of:=VLOOKUP([.K5];[.B$2:.I$99];7;0)" office:value-type="float" office:value="3812">
            <text:p>3812</text:p>
          </table:table-cell>
          <table:table-cell/>
          <table:table-cell office:value-type="string">
            <text:p>Orgineel</text:p>
          </table:table-cell>
          <table:table-cell office:value-type="float" office:value="100">
            <text:p>100</text:p>
          </table:table-cell>
          <table:table-cell table:number-columns-repeated="1009"/>
        </table:table-row>
        <table:table-row table:style-name="ro2">
          <table:table-cell table:formula="of:=RANK([.H6];[.H$2:.H$99])" office:value-type="float" office:value="7">
            <text:p>7</text:p>
          </table:table-cell>
          <table:table-cell office:value-type="string">
            <text:p>Keti koti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[.C6]*[.O$2]+[.D6]*[.O$3]+[.E6]*[.O$4]+[.F6]*[.O$5]+[.G6]*[.O$6]+ROW([.H8])*[.O$8]" office:value-type="float" office:value="3648">
            <text:p>3648</text:p>
          </table:table-cell>
          <table:table-cell/>
          <table:table-cell table:formula="of:=ROW()-1" office:value-type="float" office:value="5">
            <text:p>5</text:p>
          </table:table-cell>
          <table:table-cell table:formula="of:=VLOOKUP([.J6];[.A$2:.H$99];2;0)" office:value-type="string" office:string-value="Watersnoodramp Dak">
            <text:p>Watersnoodramp Dak</text:p>
          </table:table-cell>
          <table:table-cell table:formula="of:=VLOOKUP([.K6];[.B$2:.I$99];7;0)" office:value-type="float" office:value="3811">
            <text:p>3811</text:p>
          </table:table-cell>
          <table:table-cell/>
          <table:table-cell office:value-type="string">
            <text:p>Artistiek</text:p>
          </table:table-cell>
          <table:table-cell office:value-type="float" office:value="100">
            <text:p>100</text:p>
          </table:table-cell>
          <table:table-cell table:number-columns-repeated="1009"/>
        </table:table-row>
        <table:table-row table:style-name="ro2">
          <table:table-cell table:formula="of:=RANK([.H7];[.H$2:.H$99])" office:value-type="float" office:value="15">
            <text:p>15</text:p>
          </table:table-cell>
          <table:table-cell office:value-type="string">
            <text:p>Adrianus VI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[.C7]*[.O$2]+[.D7]*[.O$3]+[.E7]*[.O$4]+[.F7]*[.O$5]+[.G7]*[.O$6]+ROW([.H9])*[.O$8]" office:value-type="float" office:value="3109">
            <text:p>3109</text:p>
          </table:table-cell>
          <table:table-cell/>
          <table:table-cell table:formula="of:=ROW()-1" office:value-type="float" office:value="6">
            <text:p>6</text:p>
          </table:table-cell>
          <table:table-cell table:formula="of:=VLOOKUP([.J7];[.A$2:.H$99];2;0)" office:value-type="string" office:string-value="Meisje met de parel">
            <text:p>Meisje met de parel</text:p>
          </table:table-cell>
          <table:table-cell table:formula="of:=VLOOKUP([.K7];[.B$2:.I$99];7;0)" office:value-type="float" office:value="3720">
            <text:p>3720</text:p>
          </table:table-cell>
          <table:table-cell table:number-columns-repeated="1012"/>
        </table:table-row>
        <table:table-row table:style-name="ro2">
          <table:table-cell table:formula="of:=RANK([.H8];[.H$2:.H$99])" office:value-type="float" office:value="2">
            <text:p>2</text:p>
          </table:table-cell>
          <table:table-cell office:value-type="string">
            <text:p>125 Jaar MC Escher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table:formula="of:=[.C8]*[.O$2]+[.D8]*[.O$3]+[.E8]*[.O$4]+[.F8]*[.O$5]+[.G8]*[.O$6]+ROW([.H10])*[.O$8]" office:value-type="float" office:value="3860">
            <text:p>3860</text:p>
          </table:table-cell>
          <table:table-cell/>
          <table:table-cell table:formula="of:=ROW()-1" office:value-type="float" office:value="7">
            <text:p>7</text:p>
          </table:table-cell>
          <table:table-cell table:formula="of:=VLOOKUP([.J8];[.A$2:.H$99];2;0)" office:value-type="string" office:string-value="Keti koti">
            <text:p>Keti koti</text:p>
          </table:table-cell>
          <table:table-cell table:formula="of:=VLOOKUP([.K8];[.B$2:.I$99];7;0)" office:value-type="float" office:value="3648">
            <text:p>3648</text:p>
          </table:table-cell>
          <table:table-cell/>
          <table:table-cell office:value-type="string">
            <text:p>Tie Breaker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table:formula="of:=RANK([.H9];[.H$2:.H$99])" office:value-type="float" office:value="5">
            <text:p>5</text:p>
          </table:table-cell>
          <table:table-cell office:value-type="string">
            <text:p>Watersnoodramp Dak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table:formula="of:=[.C9]*[.O$2]+[.D9]*[.O$3]+[.E9]*[.O$4]+[.F9]*[.O$5]+[.G9]*[.O$6]+ROW([.H11])*[.O$8]" office:value-type="float" office:value="3811">
            <text:p>3811</text:p>
          </table:table-cell>
          <table:table-cell/>
          <table:table-cell table:formula="of:=ROW()-1" office:value-type="float" office:value="8">
            <text:p>8</text:p>
          </table:table-cell>
          <table:table-cell table:formula="of:=VLOOKUP([.J9];[.A$2:.H$99];2;0)" office:value-type="string" office:string-value="Kruimeltje">
            <text:p>Kruimeltje</text:p>
          </table:table-cell>
          <table:table-cell table:formula="of:=VLOOKUP([.K9];[.B$2:.I$99];7;0)" office:value-type="float" office:value="3625">
            <text:p>3625</text:p>
          </table:table-cell>
          <table:table-cell table:number-columns-repeated="1012"/>
        </table:table-row>
        <table:table-row table:style-name="ro2">
          <table:table-cell table:formula="of:=RANK([.H10];[.H$2:.H$99])" office:value-type="float" office:value="4">
            <text:p>4</text:p>
          </table:table-cell>
          <table:table-cell office:value-type="string">
            <text:p>Watersnoodramp Vlaggen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table:formula="of:=[.C10]*[.O$2]+[.D10]*[.O$3]+[.E10]*[.O$4]+[.F10]*[.O$5]+[.G10]*[.O$6]+ROW([.H12])*[.O$8]" office:value-type="float" office:value="3812">
            <text:p>3812</text:p>
          </table:table-cell>
          <table:table-cell/>
          <table:table-cell table:formula="of:=ROW()-1" office:value-type="float" office:value="9">
            <text:p>9</text:p>
          </table:table-cell>
          <table:table-cell table:formula="of:=VLOOKUP([.J10];[.A$2:.H$99];2;0)" office:value-type="string" office:string-value="Antoni van Leeuwenhoek">
            <text:p>Antoni van Leeuwenhoek</text:p>
          </table:table-cell>
          <table:table-cell table:formula="of:=VLOOKUP([.K10];[.B$2:.I$99];7;0)" office:value-type="float" office:value="3618">
            <text:p>3618</text:p>
          </table:table-cell>
          <table:table-cell table:number-columns-repeated="1012"/>
        </table:table-row>
        <table:table-row table:style-name="ro2">
          <table:table-cell table:formula="of:=RANK([.H11];[.H$2:.H$99])" office:value-type="float" office:value="12">
            <text:p>12</text:p>
          </table:table-cell>
          <table:table-cell office:value-type="string">
            <text:p>Thorbecke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[.C11]*[.O$2]+[.D11]*[.O$3]+[.E11]*[.O$4]+[.F11]*[.O$5]+[.G11]*[.O$6]+ROW([.H13])*[.O$8]" office:value-type="float" office:value="3413">
            <text:p>3413</text:p>
          </table:table-cell>
          <table:table-cell/>
          <table:table-cell table:formula="of:=ROW()-1" office:value-type="float" office:value="10">
            <text:p>10</text:p>
          </table:table-cell>
          <table:table-cell table:formula="of:=VLOOKUP([.J11];[.A$2:.H$99];2;0)" office:value-type="string" office:string-value="Puzzel">
            <text:p>Puzzel</text:p>
          </table:table-cell>
          <table:table-cell table:formula="of:=VLOOKUP([.K11];[.B$2:.I$99];7;0)" office:value-type="float" office:value="3582">
            <text:p>3582</text:p>
          </table:table-cell>
          <table:table-cell table:number-columns-repeated="1012"/>
        </table:table-row>
        <table:table-row table:style-name="ro2">
          <table:table-cell table:formula="of:=RANK([.H12];[.H$2:.H$99])" office:value-type="float" office:value="14">
            <text:p>14</text:p>
          </table:table-cell>
          <table:table-cell office:value-type="string">
            <text:p>Keti koti / Zwart Wit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[.C12]*[.O$2]+[.D12]*[.O$3]+[.E12]*[.O$4]+[.F12]*[.O$5]+[.G12]*[.O$6]+ROW([.H14])*[.O$8]" office:value-type="float" office:value="3274">
            <text:p>3274</text:p>
          </table:table-cell>
          <table:table-cell/>
          <table:table-cell table:formula="of:=ROW()-1" office:value-type="float" office:value="11">
            <text:p>11</text:p>
          </table:table-cell>
          <table:table-cell table:formula="of:=VLOOKUP([.J12];[.A$2:.H$99];2;0)" office:value-type="string" office:string-value="Keti Koti /Samen">
            <text:p>Keti Koti /Samen</text:p>
          </table:table-cell>
          <table:table-cell table:formula="of:=VLOOKUP([.K12];[.B$2:.I$99];7;0)" office:value-type="float" office:value="3431">
            <text:p>3431</text:p>
          </table:table-cell>
          <table:table-cell table:number-columns-repeated="1012"/>
        </table:table-row>
        <table:table-row table:style-name="ro2">
          <table:table-cell table:formula="of:=RANK([.H13];[.H$2:.H$99])" office:value-type="float" office:value="20">
            <text:p>20</text:p>
          </table:table-cell>
          <table:table-cell office:value-type="string">
            <text:p>Stroopwafel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[.C13]*[.O$2]+[.D13]*[.O$3]+[.E13]*[.O$4]+[.F13]*[.O$5]+[.G13]*[.O$6]+ROW([.H15])*[.O$8]" office:value-type="float" office:value="2565">
            <text:p>2565</text:p>
          </table:table-cell>
          <table:table-cell/>
          <table:table-cell table:formula="of:=ROW()-1" office:value-type="float" office:value="12">
            <text:p>12</text:p>
          </table:table-cell>
          <table:table-cell table:formula="of:=VLOOKUP([.J13];[.A$2:.H$99];2;0)" office:value-type="string" office:string-value="Thorbecke">
            <text:p>Thorbecke</text:p>
          </table:table-cell>
          <table:table-cell table:formula="of:=VLOOKUP([.K13];[.B$2:.I$99];7;0)" office:value-type="float" office:value="3413">
            <text:p>3413</text:p>
          </table:table-cell>
          <table:table-cell table:number-columns-repeated="1012"/>
        </table:table-row>
        <table:table-row table:style-name="ro2">
          <table:table-cell table:formula="of:=RANK([.H14];[.H$2:.H$99])" office:value-type="float" office:value="13">
            <text:p>13</text:p>
          </table:table-cell>
          <table:table-cell office:value-type="string">
            <text:p>Ponypark Slagharen 50 jaar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[.C14]*[.O$2]+[.D14]*[.O$3]+[.E14]*[.O$4]+[.F14]*[.O$5]+[.G14]*[.O$6]+ROW([.H16])*[.O$8]" office:value-type="float" office:value="3316">
            <text:p>3316</text:p>
          </table:table-cell>
          <table:table-cell/>
          <table:table-cell table:formula="of:=ROW()-1" office:value-type="float" office:value="13">
            <text:p>13</text:p>
          </table:table-cell>
          <table:table-cell table:formula="of:=VLOOKUP([.J14];[.A$2:.H$99];2;0)" office:value-type="string" office:string-value="Ponypark Slagharen 50 jaar">
            <text:p>Ponypark Slagharen 50 jaar</text:p>
          </table:table-cell>
          <table:table-cell table:formula="of:=VLOOKUP([.K14];[.B$2:.I$99];7;0)" office:value-type="float" office:value="3316">
            <text:p>3316</text:p>
          </table:table-cell>
          <table:table-cell table:number-columns-repeated="1012"/>
        </table:table-row>
        <table:table-row table:style-name="ro2">
          <table:table-cell table:formula="of:=RANK([.H15];[.H$2:.H$99])" office:value-type="float" office:value="16">
            <text:p>16</text:p>
          </table:table-cell>
          <table:table-cell office:value-type="string">
            <text:p>10 Jaar Willem Alexander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[.C15]*[.O$2]+[.D15]*[.O$3]+[.E15]*[.O$4]+[.F15]*[.O$5]+[.G15]*[.O$6]+ROW([.H17])*[.O$8]" office:value-type="float" office:value="2967">
            <text:p>2967</text:p>
          </table:table-cell>
          <table:table-cell/>
          <table:table-cell table:formula="of:=ROW()-1" office:value-type="float" office:value="14">
            <text:p>14</text:p>
          </table:table-cell>
          <table:table-cell table:formula="of:=VLOOKUP([.J15];[.A$2:.H$99];2;0)" office:value-type="string" office:string-value="Keti koti / Zwart Wit">
            <text:p>Keti koti / Zwart Wit</text:p>
          </table:table-cell>
          <table:table-cell table:formula="of:=VLOOKUP([.K15];[.B$2:.I$99];7;0)" office:value-type="float" office:value="3274">
            <text:p>3274</text:p>
          </table:table-cell>
          <table:table-cell table:number-columns-repeated="1012"/>
        </table:table-row>
        <table:table-row table:style-name="ro2">
          <table:table-cell table:formula="of:=RANK([.H16];[.H$2:.H$99])" office:value-type="float" office:value="9">
            <text:p>9</text:p>
          </table:table-cell>
          <table:table-cell office:value-type="string">
            <text:p>Antoni van Leeuwenhoek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[.C16]*[.O$2]+[.D16]*[.O$3]+[.E16]*[.O$4]+[.F16]*[.O$5]+[.G16]*[.O$6]+ROW([.H18])*[.O$8]" office:value-type="float" office:value="3618">
            <text:p>3618</text:p>
          </table:table-cell>
          <table:table-cell/>
          <table:table-cell table:formula="of:=ROW()-1" office:value-type="float" office:value="15">
            <text:p>15</text:p>
          </table:table-cell>
          <table:table-cell table:formula="of:=VLOOKUP([.J16];[.A$2:.H$99];2;0)" office:value-type="string" office:string-value="Adrianus VI">
            <text:p>Adrianus VI</text:p>
          </table:table-cell>
          <table:table-cell table:formula="of:=VLOOKUP([.K16];[.B$2:.I$99];7;0)" office:value-type="float" office:value="3109">
            <text:p>3109</text:p>
          </table:table-cell>
          <table:table-cell table:number-columns-repeated="1012"/>
        </table:table-row>
        <table:table-row table:style-name="ro2">
          <table:table-cell table:formula="of:=RANK([.H17];[.H$2:.H$99])" office:value-type="float" office:value="22">
            <text:p>22</text:p>
          </table:table-cell>
          <table:table-cell office:value-type="string">
            <text:p>Sint Nicolaas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[.C17]*[.O$2]+[.D17]*[.O$3]+[.E17]*[.O$4]+[.F17]*[.O$5]+[.G17]*[.O$6]+ROW([.H19])*[.O$8]" office:value-type="float" office:value="2509">
            <text:p>2509</text:p>
          </table:table-cell>
          <table:table-cell/>
          <table:table-cell table:formula="of:=ROW()-1" office:value-type="float" office:value="16">
            <text:p>16</text:p>
          </table:table-cell>
          <table:table-cell table:formula="of:=VLOOKUP([.J17];[.A$2:.H$99];2;0)" office:value-type="string" office:string-value="10 Jaar Willem Alexander">
            <text:p>10 Jaar Willem Alexander</text:p>
          </table:table-cell>
          <table:table-cell table:formula="of:=VLOOKUP([.K17];[.B$2:.I$99];7;0)" office:value-type="float" office:value="2967">
            <text:p>2967</text:p>
          </table:table-cell>
          <table:table-cell table:number-columns-repeated="1012"/>
        </table:table-row>
        <table:table-row table:style-name="ro2">
          <table:table-cell table:formula="of:=RANK([.H18];[.H$2:.H$99])" office:value-type="float" office:value="6">
            <text:p>6</text:p>
          </table:table-cell>
          <table:table-cell office:value-type="string">
            <text:p>Meisje met de parel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formula="of:=[.C18]*[.O$2]+[.D18]*[.O$3]+[.E18]*[.O$4]+[.F18]*[.O$5]+[.G18]*[.O$6]+ROW([.H20])*[.O$8]" office:value-type="float" office:value="3720">
            <text:p>3720</text:p>
          </table:table-cell>
          <table:table-cell/>
          <table:table-cell table:formula="of:=ROW()-1" office:value-type="float" office:value="17">
            <text:p>17</text:p>
          </table:table-cell>
          <table:table-cell table:formula="of:=VLOOKUP([.J18];[.A$2:.H$99];2;0)" office:value-type="string" office:string-value="Watersnoodramp">
            <text:p>Watersnoodramp</text:p>
          </table:table-cell>
          <table:table-cell table:formula="of:=VLOOKUP([.K18];[.B$2:.I$99];7;0)" office:value-type="float" office:value="2956">
            <text:p>2956</text:p>
          </table:table-cell>
          <table:table-cell table:number-columns-repeated="1012"/>
        </table:table-row>
        <table:table-row table:style-name="ro2">
          <table:table-cell table:formula="of:=RANK([.H19];[.H$2:.H$99])" office:value-type="float" office:value="11">
            <text:p>11</text:p>
          </table:table-cell>
          <table:table-cell office:value-type="string">
            <text:p>Keti Koti /Samen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[.C19]*[.O$2]+[.D19]*[.O$3]+[.E19]*[.O$4]+[.F19]*[.O$5]+[.G19]*[.O$6]+ROW([.H21])*[.O$8]" office:value-type="float" office:value="3431">
            <text:p>3431</text:p>
          </table:table-cell>
          <table:table-cell/>
          <table:table-cell table:formula="of:=ROW()-1" office:value-type="float" office:value="18">
            <text:p>18</text:p>
          </table:table-cell>
          <table:table-cell table:formula="of:=VLOOKUP([.J19];[.A$2:.H$99];2;0)" office:value-type="string" office:string-value="50 Jaar Europees octrooi">
            <text:p>50 Jaar Europees octrooi</text:p>
          </table:table-cell>
          <table:table-cell table:formula="of:=VLOOKUP([.K19];[.B$2:.I$99];7;0)" office:value-type="float" office:value="2907">
            <text:p>2907</text:p>
          </table:table-cell>
          <table:table-cell table:number-columns-repeated="1012"/>
        </table:table-row>
        <table:table-row table:style-name="ro2">
          <table:table-cell table:formula="of:=RANK([.H20];[.H$2:.H$99])" office:value-type="float" office:value="10">
            <text:p>10</text:p>
          </table:table-cell>
          <table:table-cell office:value-type="string">
            <text:p>Puzzel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[.C20]*[.O$2]+[.D20]*[.O$3]+[.E20]*[.O$4]+[.F20]*[.O$5]+[.G20]*[.O$6]+ROW([.H22])*[.O$8]" office:value-type="float" office:value="3582">
            <text:p>3582</text:p>
          </table:table-cell>
          <table:table-cell/>
          <table:table-cell table:formula="of:=ROW()-1" office:value-type="float" office:value="19">
            <text:p>19</text:p>
          </table:table-cell>
          <table:table-cell table:formula="of:=VLOOKUP([.J20];[.A$2:.H$99];2;0)" office:value-type="string" office:string-value="Kaas">
            <text:p>Kaas</text:p>
          </table:table-cell>
          <table:table-cell table:formula="of:=VLOOKUP([.K20];[.B$2:.I$99];7;0)" office:value-type="float" office:value="2724">
            <text:p>2724</text:p>
          </table:table-cell>
          <table:table-cell table:number-columns-repeated="1012"/>
        </table:table-row>
        <table:table-row table:style-name="ro2">
          <table:table-cell table:formula="of:=RANK([.H21];[.H$2:.H$99])" office:value-type="float" office:value="24">
            <text:p>24</text:p>
          </table:table-cell>
          <table:table-cell office:value-type="string">
            <text:p>Molen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C21]*[.O$2]+[.D21]*[.O$3]+[.E21]*[.O$4]+[.F21]*[.O$5]+[.G21]*[.O$6]+ROW([.H23])*[.O$8]" office:value-type="float" office:value="1423">
            <text:p>1423</text:p>
          </table:table-cell>
          <table:table-cell/>
          <table:table-cell table:formula="of:=ROW()-1" office:value-type="float" office:value="20">
            <text:p>20</text:p>
          </table:table-cell>
          <table:table-cell table:formula="of:=VLOOKUP([.J21];[.A$2:.H$99];2;0)" office:value-type="string" office:string-value="Stroopwafel">
            <text:p>Stroopwafel</text:p>
          </table:table-cell>
          <table:table-cell table:formula="of:=VLOOKUP([.K21];[.B$2:.I$99];7;0)" office:value-type="float" office:value="2565">
            <text:p>2565</text:p>
          </table:table-cell>
          <table:table-cell table:number-columns-repeated="1012"/>
        </table:table-row>
        <table:table-row table:style-name="ro2">
          <table:table-cell table:formula="of:=RANK([.H22];[.H$2:.H$99])" office:value-type="float" office:value="19">
            <text:p>19</text:p>
          </table:table-cell>
          <table:table-cell office:value-type="string">
            <text:p>Kaas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[.C22]*[.O$2]+[.D22]*[.O$3]+[.E22]*[.O$4]+[.F22]*[.O$5]+[.G22]*[.O$6]+ROW([.H24])*[.O$8]" office:value-type="float" office:value="2724">
            <text:p>2724</text:p>
          </table:table-cell>
          <table:table-cell/>
          <table:table-cell table:formula="of:=ROW()-1" office:value-type="float" office:value="21">
            <text:p>21</text:p>
          </table:table-cell>
          <table:table-cell table:formula="of:=VLOOKUP([.J22];[.A$2:.H$99];2;0)" office:value-type="string" office:string-value="Jaar van Konijn">
            <text:p>Jaar van Konijn</text:p>
          </table:table-cell>
          <table:table-cell table:formula="of:=VLOOKUP([.K22];[.B$2:.I$99];7;0)" office:value-type="float" office:value="2545">
            <text:p>2545</text:p>
          </table:table-cell>
          <table:table-cell table:number-columns-repeated="1012"/>
        </table:table-row>
        <table:table-row table:style-name="ro2">
          <table:table-cell table:formula="of:=RANK([.H23];[.H$2:.H$99])" office:value-type="float" office:value="8">
            <text:p>8</text:p>
          </table:table-cell>
          <table:table-cell office:value-type="string">
            <text:p>Kruimeltje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[.C23]*[.O$2]+[.D23]*[.O$3]+[.E23]*[.O$4]+[.F23]*[.O$5]+[.G23]*[.O$6]+ROW([.H25])*[.O$8]" office:value-type="float" office:value="3625">
            <text:p>3625</text:p>
          </table:table-cell>
          <table:table-cell/>
          <table:table-cell table:formula="of:=ROW()-1" office:value-type="float" office:value="22">
            <text:p>22</text:p>
          </table:table-cell>
          <table:table-cell table:formula="of:=VLOOKUP([.J23];[.A$2:.H$99];2;0)" office:value-type="string" office:string-value="Sint Nicolaas">
            <text:p>Sint Nicolaas</text:p>
          </table:table-cell>
          <table:table-cell table:formula="of:=VLOOKUP([.K23];[.B$2:.I$99];7;0)" office:value-type="float" office:value="2509">
            <text:p>2509</text:p>
          </table:table-cell>
          <table:table-cell table:number-columns-repeated="1012"/>
        </table:table-row>
        <table:table-row table:style-name="ro2">
          <table:table-cell table:formula="of:=RANK([.H24];[.H$2:.H$99])" office:value-type="float" office:value="3">
            <text:p>3</text:p>
          </table:table-cell>
          <table:table-cell office:value-type="string">
            <text:p>Louis Couperus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table:formula="of:=[.C24]*[.O$2]+[.D24]*[.O$3]+[.E24]*[.O$4]+[.F24]*[.O$5]+[.G24]*[.O$6]+ROW([.H26])*[.O$8]" office:value-type="float" office:value="3826">
            <text:p>3826</text:p>
          </table:table-cell>
          <table:table-cell/>
          <table:table-cell table:formula="of:=ROW()-1" office:value-type="float" office:value="23">
            <text:p>23</text:p>
          </table:table-cell>
          <table:table-cell table:formula="of:=VLOOKUP([.J24];[.A$2:.H$99];2;0)" office:value-type="string" office:string-value="100 Jaar Disney">
            <text:p>100 Jaar Disney</text:p>
          </table:table-cell>
          <table:table-cell table:formula="of:=VLOOKUP([.K24];[.B$2:.I$99];7;0)" office:value-type="float" office:value="2184">
            <text:p>2184</text:p>
          </table:table-cell>
          <table:table-cell table:number-columns-repeated="1012"/>
        </table:table-row>
        <table:table-row table:style-name="ro2">
          <table:table-cell table:formula="of:=RANK([.H25];[.H$2:.H$99])" office:value-type="float" office:value="1">
            <text:p>1</text:p>
          </table:table-cell>
          <table:table-cell office:value-type="string">
            <text:p>Cachen met droge voeten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  <table:table-cell table:formula="of:=[.C25]*[.O$2]+[.D25]*[.O$3]+[.E25]*[.O$4]+[.F25]*[.O$5]+[.G25]*[.O$6]+ROW([.H27])*[.O$8]" office:value-type="float" office:value="3877">
            <text:p>3877</text:p>
          </table:table-cell>
          <table:table-cell/>
          <table:table-cell table:formula="of:=ROW()-1" office:value-type="float" office:value="24">
            <text:p>24</text:p>
          </table:table-cell>
          <table:table-cell table:formula="of:=VLOOKUP([.J25];[.A$2:.H$99];2;0)" office:value-type="string" office:string-value="Molen">
            <text:p>Molen</text:p>
          </table:table-cell>
          <table:table-cell table:formula="of:=VLOOKUP([.K25];[.B$2:.I$99];7;0)" office:value-type="float" office:value="1423">
            <text:p>1423</text:p>
          </table:table-cell>
          <table:table-cell table:number-columns-repeated="1012"/>
        </table:table-row>
        <table:table-row table:style-name="ro1">
          <table:table-cell table:number-columns-repeated="7"/>
          <table:table-cell/>
          <table:table-cell table:number-columns-repeated="1016"/>
        </table:table-row>
        <table:table-row table:style-name="ro1">
          <table:table-cell table:number-columns-repeated="7"/>
          <table:table-cell/>
          <table:table-cell table:number-columns-repeated="1016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1:Sheet1.H2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01">04/01/2023</text:date>, <text:time>14:0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4-01T14:00:36.23</dc:date>
    <meta:generator>OpenOffice/4.1.7$Win32 OpenOffice.org_project/417m1$Build-9800</meta:generator>
    <meta:editing-duration>PT4H21M33S</meta:editing-duration>
    <meta:editing-cycles>1</meta:editing-cycles>
    <meta:document-statistic meta:table-count="1" meta:cell-count="287" meta:object-count="0"/>
  </office:meta>
</office:document-meta>
</file>